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e557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e557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e557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e557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e557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e557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e557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e557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e557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e557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e557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e557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e557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e557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e557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e557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e557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ictor Daniel Martínez Viricua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Punta de Mat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4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778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uverys Elena Viricual So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82076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2.5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4" meta:non-whitespace-character-count="1005"/>
    <meta:template xlink:type="simple" xlink:actuate="onRequest" xlink:title="Normal" xlink:href=""/>
  </office:meta>
</office:document-meta>
</file>